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9693in" fo:margin-right="0in" fo:text-indent="0in" style:auto-text-indent="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219688" officeooo:paragraph-rsid="00219688"/>
    </style:style>
    <style:style style:name="P4" style:family="paragraph" style:parent-style-name="Standard">
      <style:paragraph-properties fo:margin-left="2.4618in" fo:margin-right="0in" fo:text-indent="0in"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2.4618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T1" style:family="text">
      <style:text-properties fo:color="#0066b3"/>
    </style:style>
    <style:style style:name="T2" style:family="text">
      <style:text-properties fo:color="#c92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e strings in arrays using pointers</text:p>
      <text:p text:style-name="Standard"/>
      <text:p text:style-name="Standard">#include &lt;stdio.h&gt;</text:p>
      <text:p text:style-name="Standard">int main(void){</text:p>
      <text:p text:style-name="Standard"><text:s text:c="5"/>//! showMemory(cursors=[words[0], words[1], words[2]], start=65520)</text:p>
      <text:p text:style-name="Standard"><text:s text:c="4"/>char a[4];</text:p>
      <text:p text:style-name="Standard"><text:s text:c="4"/>char b[6];</text:p>
      <text:p text:style-name="Standard"><text:s text:c="4"/>char c[9];</text:p>
      <text:p text:style-name="Standard"><text:s text:c="4"/>char * words[3] = {a, b, c};</text:p>
      <text:p text:style-name="Standard"><text:s text:c="4"/>printf("Please enter a word with at <text:s/>most 3 letters: ");</text:p>
      <text:p text:style-name="Standard"><text:s text:c="4"/>scanf("%s", a);</text:p>
      <text:p text:style-name="Standard"><text:s text:c="4"/>printf("Please enter a word with at <text:s/>most 5 letters: ");</text:p>
      <text:p text:style-name="Standard"><text:s text:c="4"/>scanf("%s", b);</text:p>
      <text:p text:style-name="Standard"><text:s text:c="4"/>printf("Please enter a word with at <text:s/>most 8 letters: ");</text:p>
      <text:p text:style-name="Standard"><text:s text:c="4"/>scanf("%s", c);</text:p>
      <text:p text:style-name="Standard"><text:s text:c="4"/>printf("You entered: \n");</text:p>
      <text:p text:style-name="Standard"><text:s text:c="4"/>printf("%s %s %s.\n", a, b, c);</text:p>
      <text:p text:style-name="Standard"><text:s text:c="4"/>printf("%s %s %s.\n", words[0], words[1], words[2]);</text:p>
      <text:p text:style-name="Standard"><text:s text:c="4"/>return 0;</text:p>
      <text:p text:style-name="Standard">}</text:p>
      <text:p text:style-name="Standard"/>
      <text:p text:style-name="P4">Store multiple strings in an array</text:p>
      <text:p text:style-name="Standard"/>
      <text:p text:style-name="P6">Suppose we wanted to store multiple words in an array. Each individual word is typically stored as an array of characters, so we're going to find ourselves with an array of arrays-- a so-called two dimensional array.</text:p>
      <text:p text:style-name="P6"/>
      <text:p text:style-name="P2">#include &lt;stdio.h&gt;</text:p>
      <text:p text:style-name="P2">int main(void){</text:p>
      <text:p text:style-name="P2"><text:s text:c="4"/>//! showMemory(cursors=[words[0], words[1], words[2]], start=65520)</text:p>
      <text:p text:style-name="P2"><text:s text:c="4"/>char words[3][10];</text:p>
      <text:p text:style-name="P2"><text:s text:c="4"/>int i;</text:p>
      <text:p text:style-name="P2"><text:s text:c="4"/>printf("Please enter three words: ");</text:p>
      <text:p text:style-name="P2"><text:s text:c="4"/>for (i=0; i&lt;3; i++) {</text:p>
      <text:p text:style-name="P2"><text:s text:c="8"/>scanf("%s", words[i]);</text:p>
      <text:p text:style-name="P2"><text:s text:c="4"/>}</text:p>
      <text:p text:style-name="P2"><text:s text:c="4"/>printf("You entered: \n");</text:p>
      <text:p text:style-name="P2"><text:s text:c="4"/>for (i=0; i&lt;3; i++) {</text:p>
      <text:p text:style-name="P2"><text:s text:c="8"/>printf("%s ", words[i]);</text:p>
      <text:p text:style-name="P2"><text:s text:c="4"/>}</text:p>
      <text:p text:style-name="P2"><text:s text:c="4"/>printf("\nFirst letters: \n");</text:p>
      <text:p text:style-name="P2"><text:s text:c="4"/>for (i=0; i&lt;3; i++) {</text:p>
      <text:p text:style-name="P2"><text:s text:c="8"/>printf("\"%s\" starts with the letter '%c'.\n", words[i], words[i][0]);</text:p>
      <text:p text:style-name="P2"><text:s text:c="4"/>}</text:p>
      <text:p text:style-name="P2"><text:s text:c="4"/>return 0;</text:p>
      <text:p text:style-name="P2">}</text:p>
      <text:p text:style-name="P2"/>
      <text:p text:style-name="P5"><text:soft-page-break/>Work with matrices</text:p>
      <text:p text:style-name="P2"/>
      <text:p text:style-name="P3">In C program, <text:span text:style-name="T2">the multidimensional array will be filled in memory in rows</text:span>. For example</text:p>
      <text:p text:style-name="P3"><text:span text:style-name="T1">int</text:span> array[2][3];</text:p>
      <text:p text:style-name="P3"/>
      <text:p text:style-name="P3">in memory:</text:p>
      <text:p text:style-name="P3"/>
      <text:p text:style-name="P3">array[0][0]</text:p>
      <text:p text:style-name="P3">array[0][1]</text:p>
      <text:p text:style-name="P3">array[0][2]</text:p>
      <text:p text:style-name="P3">array[1][0]</text:p>
      <text:p text:style-name="P3">array[1][1]</text:p>
      <text:p text:style-name="P3">array[1][2]</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13T22:48:26.497430460</meta:creation-date>
    <dc:date>2021-11-21T10:41:29.825278731</dc:date>
    <meta:editing-duration>PT11M43S</meta:editing-duration>
    <meta:editing-cycles>3</meta:editing-cycles>
    <meta:generator>LibreOffice/6.4.7.2$Linux_X86_64 LibreOffice_project/40$Build-2</meta:generator>
    <meta:document-statistic meta:table-count="0" meta:image-count="0" meta:object-count="0" meta:page-count="2" meta:paragraph-count="50" meta:word-count="211" meta:character-count="1521" meta:non-whitespace-character-count="1220"/>
  </office:meta>
</office:document-meta>
</file>